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3" style:family="paragraph" style:parent-style-name="Preformatted_20_Text">
      <style:text-properties officeooo:paragraph-rsid="000c7965"/>
    </style:style>
    <style:style style:name="P4" style:family="paragraph" style:parent-style-name="Standard">
      <style:text-properties fo:font-size="24pt" officeooo:rsid="000a0946" officeooo:paragraph-rsid="000a0946" style:font-size-asian="24pt" style:font-size-complex="24pt"/>
    </style:style>
    <style:style style:name="P5" style:family="paragraph" style:parent-style-name="Standard">
      <style:text-properties officeooo:paragraph-rsid="000a0946"/>
    </style:style>
    <style:style style:name="P6" style:family="paragraph" style:parent-style-name="Preformatted_20_Text">
      <style:text-properties officeooo:paragraph-rsid="0013f6b9"/>
    </style:style>
    <style:style style:name="P7" style:family="paragraph" style:parent-style-name="Preformatted_20_Text">
      <style:text-properties officeooo:rsid="0013f6b9" officeooo:paragraph-rsid="0013f6b9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3f6b9" officeooo:paragraph-rsid="0013f6b9" style:font-name-asian="Liberation Mono" style:font-size-asian="24pt" style:font-name-complex="Liberation Mono" style:font-size-complex="24pt"/>
    </style:style>
    <style:style style:name="P9" style:family="paragraph" style:parent-style-name="Preformatted_20_Text">
      <style:text-properties fo:font-size="24pt" officeooo:rsid="000a0946" officeooo:paragraph-rsid="000c7965" style:font-size-asian="24pt" style:font-size-complex="24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35f98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3f6b9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35f98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3f6b9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0" style:family="text">
      <style:text-properties fo:font-variant="normal" fo:text-transform="none" fo:color="#212121" loext:opacity="100%" style:font-name="Roboto Mono" fo:letter-spacing="normal" fo:font-style="normal" fo:font-weight="normal" officeooo:rsid="00108361" style:font-name-asian="Liberation Mono" style:font-name-complex="Liberation Mono"/>
    </style:style>
    <style:style style:name="T11" style:family="text">
      <style:text-properties fo:font-variant="normal" fo:text-transform="none" fo:color="#212121" loext:opacity="100%" style:font-name="Roboto Mono" fo:letter-spacing="normal" fo:font-style="normal" fo:font-weight="normal" officeooo:rsid="000a0946"/>
    </style:style>
    <style:style style:name="T12" style:family="text">
      <style:text-properties fo:font-variant="normal" fo:text-transform="none" fo:color="#212121" loext:opacity="100%" style:text-position="super 58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13" style:family="text">
      <style:text-properties fo:font-size="36pt" officeooo:rsid="000a0946" style:font-size-asian="36pt" style:font-size-complex="36pt"/>
    </style:style>
    <style:style style:name="T14" style:family="text">
      <style:text-properties fo:font-size="36pt" officeooo:rsid="0013f6b9" style:font-size-asian="36pt" style:font-size-complex="36pt"/>
    </style:style>
    <style:style style:name="T15" style:family="text">
      <style:text-properties officeooo:rsid="0013f6b9"/>
    </style:style>
    <style:style style:name="T16" style:family="text">
      <style:text-properties officeooo:rsid="00118c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4">Amos Lee</text:span><text:span text:style-name="T13"> – </text:span><text:span text:style-name="T14">Sweet Pea</text:span></text:p>
      <text:p text:style-name="P4"/>
      <text:p text:style-name="P2"/>
      <text:p text:style-name="P6"><text:span text:style-name="T1">[Verse] </text:span></text:p>
      <text:p text:style-name="P6"><text:span text:style-name="T8">F | A7 | dm | G7/B</text:span></text:p>
      <text:p text:style-name="P7"><text:span text:style-name="T8">F </text:span><text:span text:style-name="T4">dm | Bb C | F</text:span></text:p>
      <text:p text:style-name="P6"><text:span text:style-name="T9"><text:s/></text:span></text:p>
      <text:p text:style-name="P1"/>
      <text:p text:style-name="P3"><text:span text:style-name="T1">[</text:span><text:span text:style-name="T5">Chorus</text:span><text:span text:style-name="T1">]</text:span></text:p>
      <text:p text:style-name="P8">A7 | A7 | dm | dm </text:p>
      <text:p text:style-name="P8">G7 | G7 | C | C</text:p>
      <text:p text:style-name="P9"/>
      <text:p text:style-name="P6"><text:span text:style-name="T1">[</text:span><text:span text:style-name="T8">last chord</text:span><text:span text:style-name="T1">] </text:span><text:span text:style-name="T3">E F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3-12-11T21:31:02.702513232</dc:date>
    <meta:editing-duration>PT35M23S</meta:editing-duration>
    <meta:editing-cycles>9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9" meta:word-count="38" meta:character-count="119" meta:non-whitespace-character-count="85"/>
  </office:meta>
</office:document-meta>
</file>